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fc5a4" style:font-size-asian="20pt" style:font-size-complex="20pt"/>
    </style:style>
    <style:style style:name="P2" style:family="paragraph" style:parent-style-name="Standard">
      <style:paragraph-properties fo:text-align="center" style:justify-single-word="false"/>
      <style:text-properties fo:font-size="14pt" officeooo:paragraph-rsid="000fc5a4" style:font-size-asian="14pt" style:font-size-complex="14pt"/>
    </style:style>
    <style:style style:name="P3" style:family="paragraph" style:parent-style-name="Standard">
      <style:paragraph-properties fo:text-align="start" style:justify-single-word="false"/>
      <style:text-properties fo:font-size="14pt" officeooo:paragraph-rsid="0011925a" style:font-size-asian="14pt" style:font-size-complex="14pt"/>
    </style:style>
    <style:style style:name="P4" style:family="paragraph" style:parent-style-name="Standard">
      <style:paragraph-properties fo:text-align="start" style:justify-single-word="false"/>
      <style:text-properties fo:font-size="14pt" officeooo:paragraph-rsid="0012e209" style:font-size-asian="14pt" style:font-size-complex="14pt"/>
    </style:style>
    <style:style style:name="P5" style:family="paragraph" style:parent-style-name="Standard">
      <style:paragraph-properties fo:text-align="start" style:justify-single-word="false"/>
      <style:text-properties fo:font-size="12pt" officeooo:paragraph-rsid="0011925a" style:font-size-asian="12pt" style:font-size-complex="12pt"/>
    </style:style>
    <style:style style:name="P6" style:family="paragraph" style:parent-style-name="Standard">
      <style:paragraph-properties fo:text-align="start" style:justify-single-word="false"/>
      <style:text-properties fo:font-size="12pt" officeooo:paragraph-rsid="0012e209" style:font-size-asian="12pt" style:font-size-complex="12pt"/>
    </style:style>
    <style:style style:name="T1" style:family="text">
      <style:text-properties officeooo:rsid="000fc5a4"/>
    </style:style>
    <style:style style:name="T2" style:family="text">
      <style:text-properties officeooo:rsid="0011925a"/>
    </style:style>
    <style:style style:name="T3" style:family="text">
      <style:text-properties officeooo:rsid="0012e209"/>
    </style:style>
    <style:style style:name="T4" style:family="text">
      <style:text-properties officeooo:rsid="0013b5f6"/>
    </style:style>
    <style:style style:name="fr1"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valuation</text:span></text:p>
      <text:p text:style-name="P2"><text:span text:style-name="T1">Kevin Brandstatter</text:span></text:p>
      <text:p text:style-name="P2"><text:span text:style-name="T1">Weiwei Wu</text:span></text:p>
      <text:p text:style-name="P2"><text:span text:style-name="T1"/></text:p>
      <text:p text:style-name="P3"><text:span text:style-name="T2">All Benchmarks done on AMD Phenom x6 @ 3.3 GHz (6 cores). Gigabit Ethernet card. Two 1 TB harddrives in Raid 1. 16 GB of RAM. System at mostly Idle for tests.</text:span></text:p>
      <text:p text:style-name="P4"><text:span text:style-name="T3">Network tests done over the local loopback interface.</text:span></text:p>
      <text:p text:style-name="P3"><draw:frame draw:style-name="fr1" draw:name="Object1" text:anchor-type="paragraph" svg:x="2.5201in" svg:y="0.152in" svg:width="4.6362in" svg:height="2.6756in" draw:z-index="0"><draw:object xlink:href="./Object 1" xlink:type="simple" xlink:show="embed" xlink:actuate="onLoad"/><draw:image xlink:href="./ObjectReplacements/Object 1" xlink:type="simple" xlink:show="embed" xlink:actuate="onLoad"/></draw:frame><text:span text:style-name="T2"/></text:p>
      <text:p text:style-name="P5"><text:span text:style-name="T2"/></text:p>
      <text:p text:style-name="P5"><text:span text:style-name="T2">Diskbench:</text:span></text:p>
      <text:p text:style-name="P5"><text:span text:style-name="T2"/></text:p>
      <text:p text:style-name="P5"><draw:frame draw:style-name="fr1" draw:name="Object2" text:anchor-type="paragraph" svg:x="2.5201in" svg:y="1.9327in" svg:width="4.7402in" svg:height="2.7516in" draw:z-index="1"><draw:object xlink:href="./Object 2" xlink:type="simple" xlink:show="embed" xlink:actuate="onLoad"/><draw:image xlink:href="./ObjectReplacements/Object 2" xlink:type="simple" xlink:show="embed" xlink:actuate="onLoad"/></draw:frame><text:span text:style-name="T2">From the results of the disk benchmark its easy to conclude several things. As expected reads are much faster than writes. We can also conclude that we can get higher throughput using larger blocksizes for the write operations. On the other hand, Using larger blocksizes for the read operations seem to degrade performance.</text:span></text:p>
      <text:p text:style-name="P5"><text:span text:style-name="T2"/></text:p>
      <text:p text:style-name="P5"><text:span text:style-name="T2">On a more unexpected result, it seems that our threaded operations are much slower than their non threaded counterpart. This is likely due to the fact that the threads are competing for the read and write heads of the disk which do not parallelize very well. This causes the operations to thrash on disk thus lowering performance.</text:span></text:p>
      <text:p text:style-name="P5"><text:span text:style-name="T2"/></text:p>
      <text:p text:style-name="P5"><text:span text:style-name="T2"/></text:p>
      <text:p text:style-name="P5"><text:span text:style-name="T2"/></text:p>
      <text:p text:style-name="P5"><text:span text:style-name="T2"/></text:p>
      <text:p text:style-name="P5"><draw:frame draw:style-name="fr2" draw:name="Object3" text:anchor-type="paragraph" svg:x="2.3957in" svg:y="0.1299in" svg:width="4.6417in" svg:height="2.3839in" draw:z-index="2"><draw:object xlink:href="./Object 3" xlink:type="simple" xlink:show="embed" xlink:actuate="onLoad"/><draw:image xlink:href="./ObjectReplacements/Object 3" xlink:type="simple" xlink:show="embed" xlink:actuate="onLoad"/></draw:frame><text:span text:style-name="T2"/></text:p>
      <text:p text:style-name="P5"><text:span text:style-name="T2">Memory Benchmark</text:span></text:p>
      <text:p text:style-name="P5"><text:span text:style-name="T2"/></text:p>
      <text:p text:style-name="P5"><text:span text:style-name="T2"/></text:p>
      <text:p text:style-name="P6"><text:span text:style-name="T3">From our memory benchmark we can see that memcpy was the most affected by an increase in block size which idicates that the memcpy operation is very slow for large data sizes. Also, they all saw perfomance degrade as the number of threads increased. This is most likely due to hardware constraints of memory access.</text:span></text:p>
      <text:p text:style-name="P5"><draw:frame draw:style-name="fr2" draw:name="Object5" text:anchor-type="paragraph" svg:x="0.0055in" svg:y="0.0827in" svg:width="6.6543in" svg:height="0.7516in" draw:z-index="4"><draw:object xlink:href="./Object 5" xlink:type="simple" xlink:show="embed" xlink:actuate="onLoad"/><draw:image xlink:href="./ObjectReplacements/Object 5" xlink:type="simple" xlink:show="embed" xlink:actuate="onLoad"/></draw:frame><text:soft-page-break/><text:span text:style-name="T2"/></text:p>
      <text:p text:style-name="P6"><draw:frame draw:style-name="fr2" draw:name="Object4" text:anchor-type="paragraph" svg:x="2.4516in" svg:y="0.0035in" svg:width="4.3799in" svg:height="2.511in" draw:z-index="3"><draw:object xlink:href="./Object 4" xlink:type="simple" xlink:show="embed" xlink:actuate="onLoad"/><draw:image xlink:href="./ObjectReplacements/Object 4" xlink:type="simple" xlink:show="embed" xlink:actuate="onLoad"/></draw:frame><text:span text:style-name="T3">Cpubench:<text:tab/></text:span></text:p>
      <text:p text:style-name="P6"><text:span text:style-name="T3">From the results its clear to see that as we add parrallelism to the process, we increase cpu performance. While this performance is not the ideal 2x it approaches 2x which is very promising given that some overhead will be used by the system for scheduling and such. Also, as expected GFLOPS are lower than GIOPS as they are more cpu intensive.</text:span></text:p>
      <text:p text:style-name="P6"><text:span text:style-name="T3"/></text:p>
      <text:p text:style-name="P6"><text:span text:style-name="T3"/></text:p>
      <text:p text:style-name="P6"><text:span text:style-name="T3"/></text:p>
      <text:p text:style-name="P6"><text:span text:style-name="T3">NetBench</text:span></text:p>
      <text:p text:style-name="P6"><draw:frame draw:style-name="fr2" draw:name="Object7" text:anchor-type="paragraph" svg:x="-0.5083in" svg:y="0.1681in" svg:width="3.8055in" svg:height="2.3154in" draw:z-index="6"><draw:object xlink:href="./Object 7" xlink:type="simple" xlink:show="embed" xlink:actuate="onLoad"/><draw:image xlink:href="./ObjectReplacements/Object 7" xlink:type="simple" xlink:show="embed" xlink:actuate="onLoad"/></draw:frame><text:span text:style-name="T3"/></text:p>
      <text:p text:style-name="P6"><draw:frame draw:style-name="fr2" draw:name="Object6" text:anchor-type="paragraph" svg:x="3.2965in" svg:y="0in" svg:width="4.0618in" svg:height="2.2917in" draw:z-index="5"><draw:object xlink:href="./Object 6" xlink:type="simple" xlink:show="embed" xlink:actuate="onLoad"/><draw:image xlink:href="./ObjectReplacements/Object 6" xlink:type="simple" xlink:show="embed" xlink:actuate="onLoad"/></draw:frame><draw:frame draw:style-name="fr2" draw:name="Object8" text:anchor-type="paragraph" svg:x="-0.6209in" svg:y="2.2909in" svg:width="4.0618in" svg:height="2.5902in" draw:z-index="7"><draw:object xlink:href="./Object 8" xlink:type="simple" xlink:show="embed" xlink:actuate="onLoad"/><draw:image xlink:href="./ObjectReplacements/Object 8" xlink:type="simple" xlink:show="embed" xlink:actuate="onLoad"/></draw:frame><draw:frame draw:style-name="fr2" draw:name="Object9" text:anchor-type="paragraph" svg:x="3.4402in" svg:y="2.2909in" svg:width="3.9791in" svg:height="2.6189in" draw:z-index="8"><draw:object xlink:href="./Object 9" xlink:type="simple" xlink:show="embed" xlink:actuate="onLoad"/><draw:image xlink:href="./ObjectReplacements/Object 9" xlink:type="simple" xlink:show="embed" xlink:actuate="onLoad"/></draw:frame><text:span text:style-name="T3"/></text:p>
      <text:p text:style-name="P6"><text:span text:style-name="T3">From the network benchmarks we can see that there is a serious benifet to threading the operations as UDP and TCP both had higher throughput and lower latency with multiple threads. Also, </text:span><text:span text:style-name="T4">The </text:span><text:soft-page-break/><text:span text:style-name="T4">tests show that there is a benefit to using a larger buffer size. This is because with a larger buffer size, the overhead of the data transmitted is amortized into the time of sending the data itself and does not have as big of an impact as it does with smaller buffer sizes.</text:span></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5T13:27:19</meta:creation-date>
    <dc:date>2012-09-25T13:59:42</dc:date>
    <meta:editing-duration>PT30M54S</meta:editing-duration>
    <meta:editing-cycles>4</meta:editing-cycles>
    <meta:generator>LibreOffice/3.6$Linux_X86_64 LibreOffice_project/360m1$Build-2</meta:generator>
    <meta:document-statistic meta:table-count="0" meta:image-count="0" meta:object-count="9" meta:page-count="3" meta:paragraph-count="14" meta:word-count="363" meta:character-count="2072" meta:non-whitespace-character-count="17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775cm" svg:height="6.796cm" xlink:href="." xlink:type="simple" chart:class="chart:line" chart:style-name="ch1">
        <chart:title svg:x="3.621cm" svg:y="0.271cm" chart:style-name="ch2">
          <text:p>Disk Benchmark Write</text:p>
        </chart:title>
        <chart:legend chart:legend-position="end" svg:x="8.552cm" svg:y="2.85cm" style:legend-expansion="high" chart:style-name="ch3"/>
        <chart:plot-area chart:style-name="ch4" chart:data-source-has-labels="both" svg:x="1.246cm" svg:y="1.455cm" svg:width="6.836cm" svg:height="4.225cm">
          <chartooo:coordinate-region svg:x="2.238cm" svg:y="1.654cm" svg:width="5.498cm" svg:height="3.379cm"/>
          <chart:axis chart:dimension="x" chart:name="primary-x" chart:style-name="ch5" chartooo:axis-type="auto">
            <chartooo:date-scale/>
            <chart:title svg:x="3.866cm" svg:y="5.815cm" chart:style-name="ch6">
              <text:p>Block Size</text:p>
            </chart:title>
            <chart:categories table:cell-range-address="local-table.$A$2:.$A$5"/>
          </chart:axis>
          <chart:axis chart:dimension="y" chart:name="primary-y" chart:style-name="ch5">
            <chart:title svg:x="0.451cm" svg:y="4.775cm" chart:style-name="ch7">
              <text:p>Speed (MB/sec)</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rite</text:p>
              </table:table-cell>
              <table:table-cell office:value-type="string">
                <text:p>Write-thread</text:p>
              </table:table-cell>
            </table:table-row>
          </table:table-header-rows>
          <table:table-rows>
            <table:table-row>
              <table:table-cell office:value-type="string">
                <text:p>1B</text:p>
              </table:table-cell>
              <table:table-cell office:value-type="float" office:value="732.860790802597">
                <text:p>732.860790802597</text:p>
              </table:table-cell>
              <table:table-cell office:value-type="float" office:value="155.260974138283">
                <text:p>155.260974138283</text:p>
              </table:table-cell>
            </table:table-row>
            <table:table-row>
              <table:table-cell office:value-type="string">
                <text:p>1KB</text:p>
              </table:table-cell>
              <table:table-cell office:value-type="float" office:value="1035.34217351081">
                <text:p>1035.34217351081</text:p>
              </table:table-cell>
              <table:table-cell office:value-type="float" office:value="382.699372264647">
                <text:p>382.699372264647</text:p>
              </table:table-cell>
            </table:table-row>
            <table:table-row>
              <table:table-cell office:value-type="string">
                <text:p>1MB</text:p>
              </table:table-cell>
              <table:table-cell office:value-type="float" office:value="1031.49484151847">
                <text:p>1031.49484151847</text:p>
              </table:table-cell>
              <table:table-cell office:value-type="float" office:value="350.537213684439">
                <text:p>350.537213684439</text:p>
              </table:table-cell>
            </table:table-row>
            <table:table-row>
              <table:table-cell office:value-type="string">
                <text:p>1GB</text:p>
              </table:table-cell>
              <table:table-cell office:value-type="float" office:value="1197.44093774593">
                <text:p>1197.44093774593</text:p>
              </table:table-cell>
              <table:table-cell office:value-type="float" office:value="383.944016163143">
                <text:p>383.944016163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4cm" svg:height="6.988cm" xlink:href="." xlink:type="simple" chart:class="chart:line" chart:style-name="ch1">
        <chart:title svg:x="3.78cm" svg:y="0.275cm" chart:style-name="ch2">
          <text:p>Disk Benchmark Read</text:p>
        </chart:title>
        <chart:legend chart:legend-position="end" svg:x="8.103cm" svg:y="2.946cm" style:legend-expansion="high" chart:style-name="ch3"/>
        <chart:plot-area chart:style-name="ch4" chart:data-source-has-labels="both" svg:x="1.251cm" svg:y="1.471cm" svg:width="6.372cm" svg:height="4.397cm">
          <chartooo:coordinate-region svg:x="2.243cm" svg:y="1.671cm" svg:width="5.034cm" svg:height="3.55cm"/>
          <chart:axis chart:dimension="x" chart:name="primary-x" chart:style-name="ch5" chartooo:axis-type="auto">
            <chartooo:date-scale/>
            <chart:title svg:x="3.639cm" svg:y="6.007cm" chart:style-name="ch6">
              <text:p>Block Size</text:p>
            </chart:title>
            <chart:categories table:cell-range-address="local-table.$A$2:.$A$5"/>
          </chart:axis>
          <chart:axis chart:dimension="y" chart:name="primary-y" chart:style-name="ch5">
            <chart:title svg:x="0.451cm" svg:y="4.877cm" chart:style-name="ch7">
              <text:p>Speed (MB/sec)</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ad-One thread</text:p>
              </table:table-cell>
              <table:table-cell office:value-type="string">
                <text:p>Read-Thread</text:p>
              </table:table-cell>
            </table:table-row>
          </table:table-header-rows>
          <table:table-rows>
            <table:table-row>
              <table:table-cell office:value-type="string">
                <text:p>1B</text:p>
              </table:table-cell>
              <table:table-cell office:value-type="float" office:value="1531.13939798111">
                <text:p>1531.13939798111</text:p>
              </table:table-cell>
              <table:table-cell office:value-type="float" office:value="1921.46391532049">
                <text:p>1921.46391532049</text:p>
              </table:table-cell>
            </table:table-row>
            <table:table-row>
              <table:table-cell office:value-type="string">
                <text:p>1KB</text:p>
              </table:table-cell>
              <table:table-cell office:value-type="float" office:value="1466.91630984596">
                <text:p>1466.91630984596</text:p>
              </table:table-cell>
              <table:table-cell office:value-type="float" office:value="1843.05587303073">
                <text:p>1843.05587303073</text:p>
              </table:table-cell>
            </table:table-row>
            <table:table-row>
              <table:table-cell office:value-type="string">
                <text:p>1MB</text:p>
              </table:table-cell>
              <table:table-cell office:value-type="float" office:value="1500.31134390682">
                <text:p>1500.31134390682</text:p>
              </table:table-cell>
              <table:table-cell office:value-type="float" office:value="1866.4639803438">
                <text:p>1866.4639803438</text:p>
              </table:table-cell>
            </table:table-row>
            <table:table-row>
              <table:table-cell office:value-type="string">
                <text:p>1GB</text:p>
              </table:table-cell>
              <table:table-cell office:value-type="float" office:value="1491.60028025771">
                <text:p>1491.60028025771</text:p>
              </table:table-cell>
              <table:table-cell office:value-type="float" office:value="1693.87508663741">
                <text:p>1693.8750866374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789cm" svg:height="6.055cm" xlink:href="." xlink:type="simple" chart:class="chart:line" chart:style-name="ch1">
        <chart:title svg:x="3.866cm" svg:y="0.257cm" chart:style-name="ch2">
          <text:p>Memory Benchmark</text:p>
        </chart:title>
        <chart:legend chart:legend-position="end" svg:x="7.191cm" svg:y="1.483cm" style:legend-expansion="high" chart:style-name="ch3"/>
        <chart:plot-area chart:style-name="ch4" chart:data-source-has-labels="both" svg:x="1.246cm" svg:y="1.399cm" svg:width="5.475cm" svg:height="3.554cm">
          <chartooo:coordinate-region svg:x="2.423cm" svg:y="1.598cm" svg:width="3.939cm" svg:height="2.708cm"/>
          <chart:axis chart:dimension="x" chart:name="primary-x" chart:style-name="ch5" chartooo:axis-type="auto">
            <chartooo:date-scale/>
            <chart:title svg:x="3.185cm" svg:y="5.074cm" chart:style-name="ch6">
              <text:p>Block Size</text:p>
            </chart:title>
            <chart:categories table:cell-range-address="local-table.$A$2:.$A$4"/>
          </chart:axis>
          <chart:axis chart:dimension="y" chart:name="primary-y" chart:style-name="ch5">
            <chart:title svg:x="0.451cm" svg:y="3.762cm" chart:style-name="ch7">
              <text:p>MB/sec</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series chart:style-name="ch11" chart:values-cell-range-address="local-table.$D$2:.$D$4" chart:label-cell-address="local-table.$D$1" chart:class="chart:line">
            <chart:data-point chart:repeated="3"/>
          </chart:series>
          <chart:series chart:style-name="ch12" chart:values-cell-range-address="local-table.$E$2:.$E$4" chart:label-cell-address="local-table.$E$1" chart:class="chart:line">
            <chart:data-point chart:repeated="3"/>
          </chart:series>
          <chart:series chart:style-name="ch13" chart:values-cell-range-address="local-table.$F$2:.$F$4" chart:label-cell-address="local-table.$F$1" chart:class="chart:line">
            <chart:data-point chart:repeated="3"/>
          </chart:series>
          <chart:series chart:style-name="ch14" chart:values-cell-range-address="local-table.$G$2:.$G$4" chart:label-cell-address="local-table.$G$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quential</text:p>
              </table:table-cell>
              <table:table-cell office:value-type="string">
                <text:p>Sequential (threaded)</text:p>
              </table:table-cell>
              <table:table-cell office:value-type="string">
                <text:p>Random</text:p>
              </table:table-cell>
              <table:table-cell office:value-type="string">
                <text:p>Random (threaded)</text:p>
              </table:table-cell>
              <table:table-cell office:value-type="string">
                <text:p>Memcpy</text:p>
              </table:table-cell>
              <table:table-cell office:value-type="string">
                <text:p>Memcpy (threaded)</text:p>
              </table:table-cell>
            </table:table-row>
          </table:table-header-rows>
          <table:table-rows>
            <table:table-row>
              <table:table-cell office:value-type="string">
                <text:p>1B</text:p>
              </table:table-cell>
              <table:table-cell office:value-type="float" office:value="105.085998">
                <text:p>105.085998</text:p>
              </table:table-cell>
              <table:table-cell office:value-type="float" office:value="184.537755">
                <text:p>184.537755</text:p>
              </table:table-cell>
              <table:table-cell office:value-type="float" office:value="43.241198">
                <text:p>43.241198</text:p>
              </table:table-cell>
              <table:table-cell office:value-type="float" office:value="17.85525">
                <text:p>17.85525</text:p>
              </table:table-cell>
              <table:table-cell office:value-type="float" office:value="16.273393">
                <text:p>16.273393</text:p>
              </table:table-cell>
              <table:table-cell office:value-type="float" office:value="21.971986">
                <text:p>21.971986</text:p>
              </table:table-cell>
            </table:table-row>
            <table:table-row>
              <table:table-cell office:value-type="string">
                <text:p>1KB</text:p>
              </table:table-cell>
              <table:table-cell office:value-type="float" office:value="94.731311">
                <text:p>94.731311</text:p>
              </table:table-cell>
              <table:table-cell office:value-type="float" office:value="182.74619">
                <text:p>182.74619</text:p>
              </table:table-cell>
              <table:table-cell office:value-type="float" office:value="45.775756">
                <text:p>45.775756</text:p>
              </table:table-cell>
              <table:table-cell office:value-type="float" office:value="12.108502">
                <text:p>12.108502</text:p>
              </table:table-cell>
              <table:table-cell office:value-type="float" office:value="4089.456869">
                <text:p>4089.456869</text:p>
              </table:table-cell>
              <table:table-cell office:value-type="float" office:value="7780.415994">
                <text:p>7780.415994</text:p>
              </table:table-cell>
            </table:table-row>
            <table:table-row>
              <table:table-cell office:value-type="string">
                <text:p>1MB</text:p>
              </table:table-cell>
              <table:table-cell office:value-type="float" office:value="85.508912">
                <text:p>85.508912</text:p>
              </table:table-cell>
              <table:table-cell office:value-type="float" office:value="197.477533">
                <text:p>197.477533</text:p>
              </table:table-cell>
              <table:table-cell office:value-type="float" office:value="41.957996">
                <text:p>41.957996</text:p>
              </table:table-cell>
              <table:table-cell office:value-type="float" office:value="3.406231">
                <text:p>3.406231</text:p>
              </table:table-cell>
              <table:table-cell office:value-type="float" office:value="3928.477298">
                <text:p>3928.477298</text:p>
              </table:table-cell>
              <table:table-cell office:value-type="float" office:value="5883.149813">
                <text:p>5883.1498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124cm" svg:height="6.377cm" xlink:href="." xlink:type="simple" chart:class="chart:line" chart:style-name="ch1">
        <chart:title svg:x="3.812cm" svg:y="0.263cm" chart:style-name="ch2">
          <text:p>Cpu Benchmarks</text:p>
        </chart:title>
        <chart:legend chart:legend-position="end" svg:x="8.378cm" svg:y="2.64cm" style:legend-expansion="high" chart:style-name="ch3"/>
        <chart:plot-area chart:style-name="ch4" chart:data-source-has-labels="both" svg:x="1.233cm" svg:y="1.423cm" svg:width="6.701cm" svg:height="3.846cm">
          <chartooo:coordinate-region svg:x="1.96cm" svg:y="1.622cm" svg:width="5.88cm" svg:height="3cm"/>
          <chart:axis chart:dimension="x" chart:name="primary-x" chart:style-name="ch5" chartooo:axis-type="auto">
            <chartooo:date-scale/>
            <chart:title svg:x="3.917cm" svg:y="5.396cm" chart:style-name="ch6">
              <text:p>Threads</text:p>
            </chart:title>
            <chart:categories table:cell-range-address="local-table.$A$2:.$A$4"/>
          </chart:axis>
          <chart:axis chart:dimension="y" chart:name="primary-y" chart:style-name="ch5">
            <chart:title svg:x="0.451cm" svg:y="4.806cm" chart:style-name="ch7">
              <text:p>Operations/Second</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FLOPS</text:p>
              </table:table-cell>
              <table:table-cell office:value-type="string">
                <text:p>GIOPS</text:p>
              </table:table-cell>
            </table:table-row>
          </table:table-header-rows>
          <table:table-rows>
            <table:table-row>
              <table:table-cell office:value-type="float" office:value="1">
                <text:p/>
              </table:table-cell>
              <table:table-cell office:value-type="float" office:value="0.278904">
                <text:p>0.278904</text:p>
              </table:table-cell>
              <table:table-cell office:value-type="float" office:value="0.487803">
                <text:p>0.487803</text:p>
              </table:table-cell>
            </table:table-row>
            <table:table-row>
              <table:table-cell office:value-type="float" office:value="2">
                <text:p/>
              </table:table-cell>
              <table:table-cell office:value-type="float" office:value="0.562017">
                <text:p>0.562017</text:p>
              </table:table-cell>
              <table:table-cell office:value-type="float" office:value="1.007019">
                <text:p>1.007019</text:p>
              </table:table-cell>
            </table:table-row>
            <table:table-row>
              <table:table-cell office:value-type="float" office:value="4">
                <text:p/>
              </table:table-cell>
              <table:table-cell office:value-type="float" office:value="0.989852">
                <text:p>0.989852</text:p>
              </table:table-cell>
              <table:table-cell office:value-type="float" office:value="1.775632">
                <text:p>1.77563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075in"/>
    </style:style>
    <style:style style:name="ro1" style:family="table-row">
      <style:table-row-properties style:row-height="0.1764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1" table:number-columns-repeated="4" table:default-cell-style-name="Default"/>
        <table:table-row table:style-name="ro1">
          <table:table-cell office:value-type="string">
            <text:p>blocksize</text:p>
          </table:table-cell>
          <table:table-cell office:value-type="string">
            <text:p>Sequential</text:p>
          </table:table-cell>
          <table:table-cell office:value-type="string">
            <text:p>Sequential (threaded)</text:p>
          </table:table-cell>
          <table:table-cell office:value-type="string">
            <text:p>Random</text:p>
          </table:table-cell>
          <table:table-cell office:value-type="string">
            <text:p>Random (threaded)</text:p>
          </table:table-cell>
          <table:table-cell office:value-type="string">
            <text:p>Memcpy</text:p>
          </table:table-cell>
          <table:table-cell office:value-type="string">
            <text:p>Memcpy (threaded)</text:p>
          </table:table-cell>
        </table:table-row>
        <table:table-row table:style-name="ro2">
          <table:table-cell office:value-type="string">
            <text:p>1B</text:p>
          </table:table-cell>
          <table:table-cell office:value-type="float" office:value="105.085998">
            <text:p>105.085998</text:p>
          </table:table-cell>
          <table:table-cell office:value-type="float" office:value="184.537755">
            <text:p>184.537755</text:p>
          </table:table-cell>
          <table:table-cell office:value-type="float" office:value="43.241198">
            <text:p>43.241198</text:p>
          </table:table-cell>
          <table:table-cell office:value-type="float" office:value="17.85525">
            <text:p>17.85525</text:p>
          </table:table-cell>
          <table:table-cell office:value-type="float" office:value="16.273393">
            <text:p>16.273393</text:p>
          </table:table-cell>
          <table:table-cell office:value-type="float" office:value="21.971986">
            <text:p>21.971986</text:p>
          </table:table-cell>
        </table:table-row>
        <table:table-row table:style-name="ro2">
          <table:table-cell office:value-type="string">
            <text:p>1KB</text:p>
          </table:table-cell>
          <table:table-cell office:value-type="float" office:value="94.731311">
            <text:p>94.731311</text:p>
          </table:table-cell>
          <table:table-cell office:value-type="float" office:value="182.74619">
            <text:p>182.74619</text:p>
          </table:table-cell>
          <table:table-cell office:value-type="float" office:value="45.775756">
            <text:p>45.775756</text:p>
          </table:table-cell>
          <table:table-cell office:value-type="float" office:value="12.108502">
            <text:p>12.108502</text:p>
          </table:table-cell>
          <table:table-cell office:value-type="float" office:value="4089.456869">
            <text:p>4089.456869</text:p>
          </table:table-cell>
          <table:table-cell office:value-type="float" office:value="7780.415994">
            <text:p>7780.415994</text:p>
          </table:table-cell>
        </table:table-row>
        <table:table-row table:style-name="ro2">
          <table:table-cell office:value-type="string">
            <text:p>1MB</text:p>
          </table:table-cell>
          <table:table-cell office:value-type="float" office:value="85.508912">
            <text:p>85.508912</text:p>
          </table:table-cell>
          <table:table-cell office:value-type="float" office:value="197.477533">
            <text:p>197.477533</text:p>
          </table:table-cell>
          <table:table-cell office:value-type="float" office:value="41.957996">
            <text:p>41.957996</text:p>
          </table:table-cell>
          <table:table-cell office:value-type="float" office:value="3.406231">
            <text:p>3.406231</text:p>
          </table:table-cell>
          <table:table-cell office:value-type="float" office:value="3928.477298">
            <text:p>3928.477298</text:p>
          </table:table-cell>
          <table:table-cell office:value-type="float" office:value="5883.149813">
            <text:p>5883.149813</text:p>
          </table:table-cell>
        </table:table-row>
        <table:table-row table:style-name="ro2" table:number-rows-repeated="1048571">
          <table:table-cell table:number-columns-repeated="7"/>
        </table:table-row>
        <table:table-row table:style-name="ro2">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unifont" svg:font-family="unifont"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unifont" style:font-name-complex="unifon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5">00/00/0000</text:date>, <text:time style:data-style-name="N2" text:time-value="0000-00-00T13:51: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316cm" svg:height="5.82cm" xlink:href="." xlink:type="simple" chart:class="chart:line" chart:style-name="ch1">
        <chart:title svg:x="3.381cm" svg:y="0.252cm" chart:style-name="ch2">
          <text:p>TCP Benchmarks</text:p>
        </chart:title>
        <chart:legend chart:legend-position="end" svg:x="6.617cm" svg:y="2.362cm" style:legend-expansion="high" chart:style-name="ch3"/>
        <chart:plot-area chart:style-name="ch4" chart:data-source-has-labels="both" svg:x="1.217cm" svg:y="1.379cm" svg:width="4.988cm" svg:height="3.344cm">
          <chartooo:coordinate-region svg:x="2.394cm" svg:y="1.578cm" svg:width="3.386cm" svg:height="2.498cm"/>
          <chart:axis chart:dimension="x" chart:name="primary-x" chart:style-name="ch5" chartooo:axis-type="auto">
            <chartooo:date-scale/>
            <chart:title svg:x="2.886cm" svg:y="4.839cm" chart:style-name="ch6">
              <text:p>Buffer Size</text:p>
            </chart:title>
            <chart:categories table:cell-range-address="local-table.$A$2:.$A$4"/>
          </chart:axis>
          <chart:axis chart:dimension="y" chart:name="primary-y" chart:style-name="ch5">
            <chart:title svg:x="0.451cm" svg:y="3.981cm" chart:style-name="ch7">
              <text:p>Mbit/second</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nsfer</text:p>
              </table:table-cell>
              <table:table-cell office:value-type="string">
                <text:p>Transfer Thread</text:p>
              </table:table-cell>
            </table:table-row>
          </table:table-header-rows>
          <table:table-rows>
            <table:table-row>
              <table:table-cell office:value-type="string">
                <text:p>1B</text:p>
              </table:table-cell>
              <table:table-cell office:value-type="float" office:value="23.7449325561523">
                <text:p>23.7449325561523</text:p>
              </table:table-cell>
              <table:table-cell office:value-type="float" office:value="2.23174042471123">
                <text:p>2.23174042471123</text:p>
              </table:table-cell>
            </table:table-row>
            <table:table-row>
              <table:table-cell office:value-type="string">
                <text:p>1KB</text:p>
              </table:table-cell>
              <table:table-cell office:value-type="float" office:value="8002.9359375">
                <text:p>8002.9359375</text:p>
              </table:table-cell>
              <table:table-cell office:value-type="float" office:value="1333.31906458833">
                <text:p>1333.31906458833</text:p>
              </table:table-cell>
            </table:table-row>
            <table:table-row>
              <table:table-cell office:value-type="string">
                <text:p>64KB</text:p>
              </table:table-cell>
              <table:table-cell office:value-type="float" office:value="16052.8114732525">
                <text:p>16052.8114732525</text:p>
              </table:table-cell>
              <table:table-cell office:value-type="float" office:value="13496.8285285433">
                <text:p>13496.82852854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665cm" svg:height="5.88cm" xlink:href="." xlink:type="simple" chart:class="chart:line" chart:style-name="ch1">
        <chart:title svg:x="3.029cm" svg:y="0.253cm" chart:style-name="ch2">
          <text:p>UDP Benchmarks</text:p>
        </chart:title>
        <chart:legend chart:legend-position="end" svg:x="6.178cm" svg:y="2.193cm" style:legend-expansion="high" chart:style-name="ch3"/>
        <chart:plot-area chart:style-name="ch4" chart:data-source-has-labels="both" svg:x="1.204cm" svg:y="1.383cm" svg:width="4.588cm" svg:height="3.399cm">
          <chartooo:coordinate-region svg:x="2.381cm" svg:y="1.582cm" svg:width="2.987cm" svg:height="2.553cm"/>
          <chart:axis chart:dimension="x" chart:name="primary-x" chart:style-name="ch5" chartooo:axis-type="auto">
            <chartooo:date-scale/>
            <chart:title svg:x="2.673cm" svg:y="4.899cm" chart:style-name="ch6">
              <text:p>Buffer Size</text:p>
            </chart:title>
            <chart:categories table:cell-range-address="local-table.$A$2:.$A$4"/>
          </chart:axis>
          <chart:axis chart:dimension="y" chart:name="primary-y" chart:style-name="ch5">
            <chart:title svg:x="0.451cm" svg:y="4.105cm" chart:style-name="ch7">
              <text:p>Mbits/second</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nsfer(UDP)</text:p>
              </table:table-cell>
              <table:table-cell office:value-type="string">
                <text:p>Transfer Thread(UDP)</text:p>
              </table:table-cell>
            </table:table-row>
          </table:table-header-rows>
          <table:table-rows>
            <table:table-row>
              <table:table-cell office:value-type="string">
                <text:p>1B</text:p>
              </table:table-cell>
              <table:table-cell office:value-type="float" office:value="3.93558691723251">
                <text:p>3.93558691723251</text:p>
              </table:table-cell>
              <table:table-cell office:value-type="float" office:value="5.60831499668407">
                <text:p>5.60831499668407</text:p>
              </table:table-cell>
            </table:table-row>
            <table:table-row>
              <table:table-cell office:value-type="string">
                <text:p>1KB</text:p>
              </table:table-cell>
              <table:table-cell office:value-type="float" office:value="3037.69578998042">
                <text:p>3037.69578998042</text:p>
              </table:table-cell>
              <table:table-cell office:value-type="float" office:value="5026.00652864935">
                <text:p>5026.00652864935</text:p>
              </table:table-cell>
            </table:table-row>
            <table:table-row>
              <table:table-cell office:value-type="string">
                <text:p>32KB</text:p>
              </table:table-cell>
              <table:table-cell office:value-type="float" office:value="17690.9590781368">
                <text:p>17690.9590781368</text:p>
              </table:table-cell>
              <table:table-cell office:value-type="float" office:value="46349.5513329711">
                <text:p>46349.551332971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316cm" svg:height="6.579cm" xlink:href="." xlink:type="simple" chart:class="chart:line" chart:style-name="ch1">
        <chart:title svg:x="3.818cm" svg:y="0.267cm" chart:style-name="ch2">
          <text:p>TCP Latency</text:p>
        </chart:title>
        <chart:legend chart:legend-position="end" svg:x="6.882cm" svg:y="2.542cm" style:legend-expansion="high" chart:style-name="ch3"/>
        <chart:plot-area chart:style-name="ch4" chart:data-source-has-labels="both" svg:x="1.217cm" svg:y="1.439cm" svg:width="5.253cm" svg:height="4.028cm">
          <chartooo:coordinate-region svg:x="2.024cm" svg:y="1.638cm" svg:width="4.021cm" svg:height="3.182cm"/>
          <chart:axis chart:dimension="x" chart:name="primary-x" chart:style-name="ch5" chartooo:axis-type="auto">
            <chartooo:date-scale/>
            <chart:title svg:x="3.018cm" svg:y="5.598cm" chart:style-name="ch6">
              <text:p>Buffer Size</text:p>
            </chart:title>
            <chart:categories table:cell-range-address="local-table.$A$2:.$A$4"/>
          </chart:axis>
          <chart:axis chart:dimension="y" chart:name="primary-y" chart:style-name="ch5">
            <chart:title svg:x="0.451cm" svg:y="4.423cm" chart:style-name="ch7">
              <text:p>Millisecond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atency TCP</text:p>
              </table:table-cell>
              <table:table-cell office:value-type="string">
                <text:p>Latency TCP Thread</text:p>
              </table:table-cell>
            </table:table-row>
          </table:table-header-rows>
          <table:table-rows>
            <table:table-row>
              <table:table-cell office:value-type="string">
                <text:p>1B</text:p>
              </table:table-cell>
              <table:table-cell office:value-type="float" office:value="44.1599906641265">
                <text:p>44.1599906641265</text:p>
              </table:table-cell>
              <table:table-cell office:value-type="float" office:value="469.846756544583">
                <text:p>469.846756544583</text:p>
              </table:table-cell>
            </table:table-row>
            <table:table-row>
              <table:table-cell office:value-type="string">
                <text:p>1KB</text:p>
              </table:table-cell>
              <table:table-cell office:value-type="float" office:value="0.131023915246729">
                <text:p>0.131023915246729</text:p>
              </table:table-cell>
              <table:table-cell office:value-type="float" office:value="0.78644041613832">
                <text:p>0.78644041613832</text:p>
              </table:table-cell>
            </table:table-row>
            <table:table-row>
              <table:table-cell office:value-type="string">
                <text:p>64KB</text:p>
              </table:table-cell>
              <table:table-cell office:value-type="float" office:value="0.0653203958538452">
                <text:p>0.0653203958538452</text:p>
              </table:table-cell>
              <table:table-cell office:value-type="float" office:value="0.0776905476558776">
                <text:p>0.07769054765587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106cm" svg:height="6.651cm" xlink:href="." xlink:type="simple" chart:class="chart:line" chart:style-name="ch1">
        <chart:title svg:x="3.687cm" svg:y="0.269cm" chart:style-name="ch2">
          <text:p>Latency UDP</text:p>
        </chart:title>
        <chart:legend chart:legend-position="end" svg:x="6.301cm" svg:y="2.578cm" style:legend-expansion="high" chart:style-name="ch3"/>
        <chart:plot-area chart:style-name="ch4" chart:data-source-has-labels="both" svg:x="1.213cm" svg:y="1.447cm" svg:width="4.684cm" svg:height="4.09cm">
          <chartooo:coordinate-region svg:x="2.02cm" svg:y="1.647cm" svg:width="3.452cm" svg:height="3.243cm"/>
          <chart:axis chart:dimension="x" chart:name="primary-x" chart:style-name="ch5" chartooo:axis-type="auto">
            <chartooo:date-scale/>
            <chart:title svg:x="2.73cm" svg:y="5.67cm" chart:style-name="ch6">
              <text:p>Buffer Size</text:p>
            </chart:title>
            <chart:categories table:cell-range-address="local-table.$A$2:.$A$4"/>
          </chart:axis>
          <chart:axis chart:dimension="y" chart:name="primary-y" chart:style-name="ch5">
            <chart:title svg:x="0.451cm" svg:y="4.462cm" chart:style-name="ch7">
              <text:p>Millisecond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atency UDP</text:p>
              </table:table-cell>
              <table:table-cell office:value-type="string">
                <text:p>Latency Thread UDP</text:p>
              </table:table-cell>
            </table:table-row>
          </table:table-header-rows>
          <table:table-rows>
            <table:table-row>
              <table:table-cell office:value-type="string">
                <text:p>1B</text:p>
              </table:table-cell>
              <table:table-cell office:value-type="float" office:value="266.434466333005">
                <text:p>266.434466333005</text:p>
              </table:table-cell>
              <table:table-cell office:value-type="float" office:value="186.968100154854">
                <text:p>186.968100154854</text:p>
              </table:table-cell>
            </table:table-row>
            <table:table-row>
              <table:table-cell office:value-type="string">
                <text:p>1KB</text:p>
              </table:table-cell>
              <table:table-cell office:value-type="float" office:value="0.345187955771818">
                <text:p>0.345187955771818</text:p>
              </table:table-cell>
              <table:table-cell office:value-type="float" office:value="0.208630051318653">
                <text:p>0.208630051318653</text:p>
              </table:table-cell>
            </table:table-row>
            <table:table-row>
              <table:table-cell office:value-type="string">
                <text:p>32KB</text:p>
              </table:table-cell>
              <table:table-cell office:value-type="float" office:value="0.0592718571881087">
                <text:p>0.0592718571881087</text:p>
              </table:table-cell>
              <table:table-cell office:value-type="float" office:value="0.0226232179135268">
                <text:p>0.022623217913526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